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E2EFDA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548235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CE4D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7030A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fo:background-color="#548235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fo:background-color="#E2EFDA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fo:background-color="#FCE4D6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548235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fo:background-color="#BF8F00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fo:background-color="#2F75B5"/>
    </style:style>
    <style:style style:name="ce57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E699"/>
    </style:style>
    <style:style style:name="ce59" style:family="table-cell" style:parent-style-name="Default" style:data-style-name="N0">
      <style:table-cell-properties fo:background-color="#FFE699"/>
    </style:style>
    <style:style style:name="ce60" style:family="table-cell" style:parent-style-name="Default" style:data-style-name="N0">
      <style:table-cell-properties fo:background-color="#BF8F00"/>
    </style:style>
    <style:style style:name="ce61" style:family="table-cell" style:parent-style-name="Default" style:data-style-name="N0">
      <style:table-cell-properties fo:background-color="#2F75B5"/>
    </style:style>
    <style:style style:name="ce62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fo:background-color="#7030A0"/>
    </style:style>
    <style:style style:name="ce65" style:family="table-cell" style:parent-style-name="Default" style:data-style-name="N0">
      <style:table-cell-properties fo:border="thin solid #000000" fo:background-color="#548235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fo:background-color="#BF8F00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fo:background-color="#2F75B5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74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5926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_2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8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10" table:number-columns-spanned="2" table:number-rows-spanned="1" table:style-name="ce45">
            <text:p>10</text:p>
          </table:table-cell>
          <table:covered-table-cell/>
          <table:table-cell office:value-type="float" office:value="9" table:number-columns-spanned="2" table:number-rows-spanned="1" table:style-name="ce46">
            <text:p>9</text:p>
          </table:table-cell>
          <table:covered-table-cell/>
          <table:table-cell table:number-columns-repeated="2" table:style-name="ce18"/>
          <table:table-cell table:number-columns-repeated="2" table:style-name="ce19"/>
          <table:table-cell office:value-type="float" office:value="10" table:number-columns-spanned="2" table:number-rows-spanned="1" table:style-name="ce47">
            <text:p>10</text:p>
          </table:table-cell>
          <table:covered-table-cell/>
          <table:table-cell office:value-type="float" office:value="9" table:number-columns-spanned="2" table:number-rows-spanned="1" table:style-name="ce48">
            <text:p>9</text:p>
          </table:table-cell>
          <table:covered-table-cell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Arduino</text:p>
          </table:table-cell>
          <table:table-cell table:number-columns-repeated="16349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66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9" table:style-name="ce1"/>
          <table:table-cell table:style-name="ce30"/>
          <table:table-cell table:number-columns-repeated="3" table:style-name="ce31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2">
            <text:p>5</text:p>
          </table:table-cell>
          <table:table-cell table:number-columns-repeated="3" table:style-name="ce31"/>
          <table:table-cell table:style-name="ce34"/>
          <table:table-cell table:number-columns-repeated="2" table:style-name="ce11"/>
          <table:table-cell table:number-columns-repeated="3" table:style-name="ce1"/>
          <table:table-cell office:value-type="float" office:value="2" table:style-name="ce67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67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68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table:number-columns-repeated="1635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30"/>
          <table:table-cell table:number-columns-repeated="3" table:style-name="ce31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2">
            <text:p>5</text:p>
          </table:table-cell>
          <table:table-cell table:number-columns-repeated="3" table:style-name="ce31"/>
          <table:table-cell table:style-name="ce34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69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70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office:value-type="float" office:value="2" table:style-name="ce1">
            <text:p>2</text:p>
          </table:table-cell>
          <table:table-cell table:number-columns-repeated="16349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71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float" office:value="3" table:style-name="ce1">
            <text:p>3</text:p>
          </table:table-cell>
          <table:table-cell table:number-columns-repeated="16349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72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float" office:value="4" table:style-name="ce1">
            <text:p>4</text:p>
          </table:table-cell>
          <table:table-cell table:number-columns-repeated="16349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73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74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67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3" table:style-name="ce1"/>
          <table:table-cell office:value-type="string" table:style-name="ce1">
            <text:p>A0</text:p>
          </table:table-cell>
          <table:table-cell table:number-columns-repeated="16349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67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6349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67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35"/>
          <table:table-cell table:style-name="ce36"/>
          <table:table-cell table:style-name="ce37"/>
          <table:table-cell table:number-columns-repeated="6" table:style-name="ce36"/>
          <table:table-cell office:value-type="float" office:value="14" table:style-name="ce36">
            <text:p>14</text:p>
          </table:table-cell>
          <table:table-cell office:value-type="float" office:value="13" table:style-name="ce38">
            <text:p>13</text:p>
          </table:table-cell>
          <table:table-cell office:value-type="float" office:value="12" table:style-name="ce36">
            <text:p>12</text:p>
          </table:table-cell>
          <table:table-cell office:value-type="float" office:value="11" table:style-name="ce39">
            <text:p>11</text:p>
          </table:table-cell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75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49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40"/>
          <table:table-cell table:number-columns-repeated="20" table:style-name="ce41"/>
          <table:table-cell table:style-name="ce42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table:style-name="ce4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table:style-name="ce4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table:style-name="ce44"/>
          <table:table-cell table:style-name="ce15"/>
          <table:table-cell office:value-type="float" office:value="7" table:style-name="ce13">
            <text:p>7</text:p>
          </table:table-cell>
          <table:table-cell office:value-type="float" office:value="14" table:style-name="ce41">
            <text:p>14</text:p>
          </table:table-cell>
          <table:table-cell office:value-type="float" office:value="12" table:style-name="ce42">
            <text:p>12</text:p>
          </table:table-cell>
          <table:table-cell table:number-columns-repeated="8" table:style-name="ce1"/>
          <table:table-cell table:style-name="ce44"/>
          <table:table-cell table:style-name="ce15"/>
          <table:table-cell office:value-type="float" office:value="7" table:style-name="ce13">
            <text:p>7</text:p>
          </table:table-cell>
          <table:table-cell office:value-type="float" office:value="14" table:style-name="ce41">
            <text:p>14</text:p>
          </table:table-cell>
          <table:table-cell office:value-type="float" office:value="12" table:style-name="ce42">
            <text:p>12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2" table:style-name="ce4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50">
            <text:p>10</text:p>
          </table:table-cell>
          <table:table-cell table:number-columns-repeated="8" table:style-name="ce1"/>
          <table:table-cell office:value-type="float" office:value="2" table:style-name="ce4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50">
            <text:p>10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1" table:style-name="ce44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51">
            <text:p>9</text:p>
          </table:table-cell>
          <table:table-cell table:number-columns-repeated="8" table:style-name="ce1"/>
          <table:table-cell office:value-type="float" office:value="1" table:style-name="ce44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51">
            <text:p>9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9" table:number-columns-spanned="2" table:number-rows-spanned="1" table:style-name="ce62">
            <text:p>9</text:p>
          </table:table-cell>
          <table:covered-table-cell/>
          <table:table-cell office:value-type="float" office:value="10" table:number-columns-spanned="2" table:number-rows-spanned="1" table:style-name="ce63">
            <text:p>10</text:p>
          </table:table-cell>
          <table:covered-table-cell/>
          <table:table-cell table:number-columns-spanned="2" table:number-rows-spanned="1" table:style-name="ce64"/>
          <table:covered-table-cell/>
          <table:table-cell table:number-columns-spanned="2" table:number-rows-spanned="1" table:style-name="ce65"/>
          <table:covered-table-cell/>
          <table:table-cell table:style-name="ce52"/>
          <table:table-cell table:style-name="ce53"/>
          <table:table-cell table:style-name="ce36"/>
          <table:table-cell table:style-name="ce53"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Arduino</text:p>
          </table:table-cell>
          <table:table-cell table:number-columns-repeated="16349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style-name="ce30"/>
          <table:table-cell table:number-columns-repeated="3" table:style-name="ce31"/>
          <table:table-cell office:value-type="float" office:value="5" table:style-name="ce32">
            <text:p>5</text:p>
          </table:table-cell>
          <table:table-cell table:style-name="ce1"/>
          <table:table-cell office:value-type="float" office:value="6" table:style-name="ce33">
            <text:p>6</text:p>
          </table:table-cell>
          <table:table-cell table:number-columns-repeated="3" table:style-name="ce31"/>
          <table:table-cell table:style-name="ce34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table:number-columns-repeated="1635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table:number-columns-repeated="1635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table:number-columns-repeated="1635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table:number-columns-repeated="1635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table:number-columns-repeated="1635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9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float" office:value="3" table:style-name="ce1">
            <text:p>3</text:p>
          </table:table-cell>
          <table:table-cell table:number-columns-repeated="16349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float" office:value="4" table:style-name="ce1">
            <text:p>4</text:p>
          </table:table-cell>
          <table:table-cell table:number-columns-repeated="16349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table:number-columns-repeated="1635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table:number-columns-repeated="1635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3" table:style-name="ce1"/>
          <table:table-cell office:value-type="string" table:style-name="ce1">
            <text:p>A0</text:p>
          </table:table-cell>
          <table:table-cell table:number-columns-repeated="16349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6349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office:value-type="float" office:value="11" table:style-name="ce52">
            <text:p>11</text:p>
          </table:table-cell>
          <table:table-cell office:value-type="float" office:value="12" table:style-name="ce36">
            <text:p>12</text:p>
          </table:table-cell>
          <table:table-cell office:value-type="float" office:value="13" table:style-name="ce36">
            <text:p>13</text:p>
          </table:table-cell>
          <table:table-cell office:value-type="float" office:value="14" table:style-name="ce53">
            <text:p>14</text:p>
          </table:table-cell>
          <table:table-cell table:style-name="ce36"/>
          <table:table-cell table:style-name="ce52"/>
          <table:table-cell table:number-columns-repeated="2" table:style-name="ce36"/>
          <table:table-cell table:style-name="ce53"/>
          <table:table-cell table:style-name="ce36"/>
          <table:table-cell table:style-name="ce30"/>
          <table:table-cell table:style-name="ce17"/>
          <table:table-cell table:style-name="ce54"/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49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40"/>
          <table:table-cell table:number-columns-repeated="20" table:style-name="ce41"/>
          <table:table-cell table:style-name="ce42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office:value-type="float" office:value="11" table:style-name="ce2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55">
            <text:p>6</text:p>
          </table:table-cell>
          <table:table-cell office:value-type="float" office:value="8" table:style-name="ce56">
            <text:p>8</text:p>
          </table:table-cell>
          <table:table-cell table:style-name="ce57"/>
          <table:table-cell table:number-columns-repeated="8" table:style-name="ce1"/>
          <table:table-cell table:style-name="ce2"/>
          <table:table-cell table:number-columns-repeated="3" table:style-name="ce3"/>
          <table:table-cell table:style-name="ce4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office:value-type="float" office:value="12" table:style-name="ce40">
            <text:p>12</text:p>
          </table:table-cell>
          <table:table-cell office:value-type="float" office:value="14" table:style-name="ce41">
            <text:p>14</text:p>
          </table:table-cell>
          <table:table-cell office:value-type="float" office:value="7" table:style-name="ce58">
            <text:p>7</text:p>
          </table:table-cell>
          <table:table-cell table:style-name="ce21"/>
          <table:table-cell table:style-name="ce16"/>
          <table:table-cell table:number-columns-repeated="8" table:style-name="ce1"/>
          <table:table-cell table:style-name="ce40"/>
          <table:table-cell table:number-columns-repeated="3" table:style-name="ce41"/>
          <table:table-cell table:style-name="ce42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59">
            <text:p>7</text:p>
          </table:table-cell>
          <table:table-cell table:style-name="ce21"/>
          <table:table-cell table:style-name="ce24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60">
            <text:p>6</text:p>
          </table:table-cell>
          <table:table-cell office:value-type="float" office:value="8" table:style-name="ce61">
            <text:p>8</text:p>
          </table:table-cell>
          <table:table-cell table:style-name="ce27"/>
          <table:table-cell table:number-columns-repeated="16375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Controller_card" table:style-name="ta2">
        <table:table-column table:style-name="co9" table:number-columns-repeated="48" table:default-cell-style-name="ce1"/>
        <table:table-column table:style-name="co8" table:number-columns-repeated="16336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Daniel</dc:creator>
    <meta:creation-date>2020-08-03T21:53:38Z</meta:creation-date>
    <dc:date>2021-01-26T20:05:49Z</dc:date>
    <meta:editing-cycles>4</meta:editing-cycles>
    <meta:editing-duration>PT245963S</meta:editing-duration>
  </office:meta>
</office:document-meta>
</file>